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Tag.add( HashMap html , HashMap htmlQuirks , HashMap x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Rendering.writeEnd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Tag.doStartTag( Appender sb , AbstractTagState render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mageTag.doEndTag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htmlRendering.writeEnd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